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rdf+xml" manifest:full-path="meta/odt2braille/configuration.rdf"/>
  <manifest:file-entry manifest:media-type="" manifest:full-path="meta/odt2braille/"/>
  <manifest:file-entry manifest:media-type="application/rdf+xml" manifest:full-path="meta/be.docarch.odt2braille.checker.PostConversionBrailleChecker/2011-08-04T12.46.28.rdf"/>
  <manifest:file-entry manifest:media-type="" manifest:full-path="meta/be.docarch.odt2braille.checker.PostConversionBrailleChecker/"/>
  <manifest:file-entry manifest:media-type="" manifest:full-path="meta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er">
      <style:paragraph-properties fo:text-align="end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apter 1</text:h>
      <text:h text:style-name="Heading_20_2" text:outline-level="2">Section 1</text:h>
      <text:h text:style-name="Heading_20_3" text:outline-level="3">Subsection 1</text:h>
      <text:h text:style-name="Heading_20_3" text:outline-level="3">Subsection 2</text:h>
      <text:h text:style-name="Heading_20_3" text:outline-level="3">Subsection 3</text:h>
      <text:h text:style-name="Heading_20_2" text:outline-level="2">Section 2</text:h>
      <text:h text:style-name="Heading_20_3" text:outline-level="3">Subsection 1</text:h>
      <text:h text:style-name="Heading_20_3" text:outline-level="3">Subsection 2</text:h>
      <text:h text:style-name="Heading_20_3" text:outline-level="3">Subsection 3</text:h>
      <text:h text:style-name="Heading_20_2" text:outline-level="2">Section 3</text:h>
      <text:h text:style-name="Heading_20_3" text:outline-level="3">Subsection 1</text:h>
      <text:h text:style-name="Heading_20_3" text:outline-level="3">Subsection 2</text:h>
      <text:h text:style-name="Heading_20_3" text:outline-level="3">Subsection 3</text:h>
      <text:h text:style-name="P1" text:outline-level="1">Chapter 2</text:h>
      <text:h text:style-name="Heading_20_2" text:outline-level="2">Section 1</text:h>
      <text:h text:style-name="Heading_20_3" text:outline-level="3">Subsection 1</text:h>
      <text:h text:style-name="Heading_20_3" text:outline-level="3">Subsection 2</text:h>
      <text:h text:style-name="Heading_20_3" text:outline-level="3">Subsection 3</text:h>
      <text:h text:style-name="Heading_20_2" text:outline-level="2">Section 2</text:h>
      <text:h text:style-name="Heading_20_3" text:outline-level="3">Subsection 1</text:h>
      <text:h text:style-name="Heading_20_3" text:outline-level="3">Subsection 2</text:h>
      <text:h text:style-name="Heading_20_3" text:outline-level="3">Subsection 3</text:h>
      <text:h text:style-name="Heading_20_2" text:outline-level="2">Section 3</text:h>
      <text:h text:style-name="Heading_20_3" text:outline-level="3">Subsection 1</text:h>
      <text:h text:style-name="Heading_20_3" text:outline-level="3">Subsection 2</text:h>
      <text:h text:style-name="Heading_20_3" text:outline-level="3">Subsection 3</text:h>
      <text:h text:style-name="P1" text:outline-level="1">Chapter 3</text:h>
      <text:h text:style-name="Heading_20_2" text:outline-level="2">Section 1</text:h>
      <text:h text:style-name="Heading_20_3" text:outline-level="3">Subsection 1</text:h>
      <text:h text:style-name="Heading_20_3" text:outline-level="3">Subsection 2</text:h>
      <text:h text:style-name="Heading_20_3" text:outline-level="3">Subsection 3</text:h>
      <text:h text:style-name="Heading_20_2" text:outline-level="2">Section 2</text:h>
      <text:h text:style-name="Heading_20_3" text:outline-level="3">Subsection 1</text:h>
      <text:h text:style-name="Heading_20_3" text:outline-level="3">Subsection 2</text:h>
      <text:h text:style-name="Heading_20_3" text:outline-level="3">Subsection 3</text:h>
      <text:h text:style-name="Heading_20_2" text:outline-level="2">Section 3</text:h>
      <text:h text:style-name="Heading_20_3" text:outline-level="3">Subsection 1</text:h>
      <text:h text:style-name="Heading_20_3" text:outline-level="3">Subsection 2</text:h>
      <text:h text:style-name="Heading_20_3" text:outline-level="3">Subsection 3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52cm" fo:margin-bottom="0.409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31cm"/>
      <style:text-properties fo:font-size="12pt" fo:font-style="italic" fo:font-weight="normal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05-23T18:17:15.71</meta:creation-date>
    <dc:date>2011-08-04T12:47:24.40</dc:date>
    <dc:creator>Bert Frees</dc:creator>
    <meta:editing-duration>PT2H43M10S</meta:editing-duration>
    <meta:editing-cycles>15</meta:editing-cycles>
    <meta:generator>OpenOffice.org/3.3$Win32 OpenOffice.org_project/330m19$Build-9561</meta:generator>
    <meta:document-statistic meta:table-count="0" meta:image-count="0" meta:object-count="0" meta:page-count="3" meta:paragraph-count="40" meta:word-count="118" meta:character-count="598"/>
    <meta:user-defined meta:name="[BRL]BraillePageNumbers" meta:value-type="boolean">false</meta:user-defined>
    <meta:user-defined meta:name="[BRL]BrintpageNumbersInToc" meta:value-type="boolean">false</meta:user-defined>
    <meta:user-defined meta:name="[BRL]HardPageBreaks" meta:value-type="boolean">false</meta:user-defined>
    <meta:user-defined meta:name="[BRL]PageSeparator" meta:value-type="boolean">false</meta:user-defined>
  </office:meta>
</office:document-meta>
</file>